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75957"/>
    </style:style>
    <style:style style:name="P2" style:family="paragraph" style:parent-style-name="Standard">
      <style:text-properties officeooo:paragraph-rsid="000b45b7"/>
    </style:style>
    <style:style style:name="P3" style:family="paragraph" style:parent-style-name="Standard">
      <style:text-properties officeooo:paragraph-rsid="000bba2b"/>
    </style:style>
    <style:style style:name="P4" style:family="paragraph" style:parent-style-name="Standard">
      <style:text-properties officeooo:paragraph-rsid="000d561e"/>
    </style:style>
    <style:style style:name="P5" style:family="paragraph" style:parent-style-name="Standard">
      <style:text-properties officeooo:paragraph-rsid="000edd42"/>
    </style:style>
    <style:style style:name="P6" style:family="paragraph" style:parent-style-name="Standard">
      <style:text-properties officeooo:paragraph-rsid="00110a07"/>
    </style:style>
    <style:style style:name="P7" style:family="paragraph" style:parent-style-name="Standard">
      <style:text-properties fo:font-size="12pt" officeooo:rsid="0030f8be" officeooo:paragraph-rsid="0030f8be" style:font-size-asian="12pt" style:font-size-complex="12pt"/>
    </style:style>
    <style:style style:name="P8" style:family="paragraph" style:parent-style-name="Standard">
      <style:text-properties fo:font-size="12pt" officeooo:rsid="004331bf" officeooo:paragraph-rsid="004331bf" style:font-size-asian="12pt" style:font-size-complex="12pt"/>
    </style:style>
    <style:style style:name="P9" style:family="paragraph" style:parent-style-name="Standard">
      <style:text-properties fo:font-size="12pt" officeooo:rsid="0044cfa1" officeooo:paragraph-rsid="0044cfa1" style:font-size-asian="12pt" style:font-size-complex="12pt"/>
    </style:style>
    <style:style style:name="P10" style:family="paragraph" style:parent-style-name="Standard">
      <style:text-properties fo:font-size="12pt" officeooo:rsid="0044cfa1" officeooo:paragraph-rsid="004ea8c7" style:font-size-asian="12pt" style:font-size-complex="12pt"/>
    </style:style>
    <style:style style:name="P11" style:family="paragraph" style:parent-style-name="Standard">
      <style:text-properties fo:font-size="12pt" officeooo:rsid="0044cfa1" officeooo:paragraph-rsid="0055d08d" style:font-size-asian="12pt" style:font-size-complex="12pt"/>
    </style:style>
    <style:style style:name="P12" style:family="paragraph" style:parent-style-name="Standard">
      <style:text-properties fo:font-size="12pt" officeooo:rsid="0044cfa1" officeooo:paragraph-rsid="005a126c" style:font-size-asian="12pt" style:font-size-complex="12pt"/>
    </style:style>
    <style:style style:name="P13" style:family="paragraph" style:parent-style-name="Standard">
      <style:text-properties fo:font-size="12pt" officeooo:rsid="005344ed" officeooo:paragraph-rsid="005344ed" style:font-size-asian="12pt" style:font-size-complex="12pt"/>
    </style:style>
    <style:style style:name="P14" style:family="paragraph" style:parent-style-name="Standard">
      <style:text-properties fo:font-size="12pt" officeooo:rsid="0055d08d" officeooo:paragraph-rsid="0055d08d" style:font-size-asian="12pt" style:font-size-complex="12pt"/>
    </style:style>
    <style:style style:name="P15" style:family="paragraph" style:parent-style-name="Standard">
      <style:text-properties fo:font-size="12pt" officeooo:rsid="0055d08d" officeooo:paragraph-rsid="0057ddb3" style:font-size-asian="12pt" style:font-size-complex="12pt"/>
    </style:style>
    <style:style style:name="P16" style:family="paragraph" style:parent-style-name="Standard">
      <style:text-properties fo:font-size="12pt" officeooo:rsid="0055d08d" officeooo:paragraph-rsid="005b9e0a" style:font-size-asian="12pt" style:font-size-complex="12pt"/>
    </style:style>
    <style:style style:name="P17" style:family="paragraph" style:parent-style-name="Standard">
      <style:text-properties fo:font-size="12pt" officeooo:rsid="0055d08d" officeooo:paragraph-rsid="005cca27" style:font-size-asian="12pt" style:font-size-complex="12pt"/>
    </style:style>
    <style:style style:name="P18" style:family="paragraph" style:parent-style-name="Standard">
      <style:text-properties fo:font-size="12pt" officeooo:rsid="005b9e0a" officeooo:paragraph-rsid="005b9e0a" style:font-size-asian="12pt" style:font-size-complex="12pt"/>
    </style:style>
    <style:style style:name="P19" style:family="paragraph" style:parent-style-name="Standard">
      <style:text-properties fo:font-size="12pt" officeooo:rsid="005b9e0a" officeooo:paragraph-rsid="005e2218" style:font-size-asian="12pt" style:font-size-complex="12pt"/>
    </style:style>
    <style:style style:name="P20" style:family="paragraph" style:parent-style-name="Standard">
      <style:text-properties fo:font-size="12pt" officeooo:rsid="005b9e0a" officeooo:paragraph-rsid="005e2a2f" style:font-size-asian="12pt" style:font-size-complex="12pt"/>
    </style:style>
    <style:style style:name="P21" style:family="paragraph" style:parent-style-name="Standard">
      <style:text-properties fo:font-size="12pt" officeooo:rsid="005b9e0a" officeooo:paragraph-rsid="00610ef1" style:font-size-asian="12pt" style:font-size-complex="12pt"/>
    </style:style>
    <style:style style:name="P22" style:family="paragraph" style:parent-style-name="Standard">
      <style:text-properties fo:font-size="12pt" officeooo:rsid="005d2654" officeooo:paragraph-rsid="005d2654" style:font-size-asian="12pt" style:font-size-complex="12pt"/>
    </style:style>
    <style:style style:name="P23" style:family="paragraph" style:parent-style-name="Standard">
      <style:text-properties officeooo:paragraph-rsid="00139ee9"/>
    </style:style>
    <style:style style:name="P24" style:family="paragraph" style:parent-style-name="Standard">
      <style:text-properties officeooo:paragraph-rsid="0017e5f7"/>
    </style:style>
    <style:style style:name="P25" style:family="paragraph" style:parent-style-name="Standard">
      <style:text-properties officeooo:paragraph-rsid="001aae90"/>
    </style:style>
    <style:style style:name="P26" style:family="paragraph" style:parent-style-name="Standard">
      <style:text-properties officeooo:paragraph-rsid="001ea735"/>
    </style:style>
    <style:style style:name="P27" style:family="paragraph" style:parent-style-name="Standard">
      <style:text-properties officeooo:rsid="001ff2fd" officeooo:paragraph-rsid="001ff2fd"/>
    </style:style>
    <style:style style:name="P28" style:family="paragraph" style:parent-style-name="Standard">
      <style:text-properties officeooo:rsid="001ff2fd" officeooo:paragraph-rsid="002068a8"/>
    </style:style>
    <style:style style:name="P29" style:family="paragraph" style:parent-style-name="Standard">
      <style:text-properties officeooo:paragraph-rsid="00203ae7"/>
    </style:style>
    <style:style style:name="P30" style:family="paragraph" style:parent-style-name="Standard">
      <style:text-properties officeooo:paragraph-rsid="00209cf3"/>
    </style:style>
    <style:style style:name="P31" style:family="paragraph" style:parent-style-name="Standard">
      <style:text-properties officeooo:paragraph-rsid="0024ed3a"/>
    </style:style>
    <style:style style:name="P32" style:family="paragraph" style:parent-style-name="Standard">
      <style:text-properties officeooo:rsid="0027111f" officeooo:paragraph-rsid="0027111f"/>
    </style:style>
    <style:style style:name="P33" style:family="paragraph" style:parent-style-name="Standard">
      <style:text-properties officeooo:rsid="002b54ab" officeooo:paragraph-rsid="002b54ab"/>
    </style:style>
    <style:style style:name="P34" style:family="paragraph" style:parent-style-name="Standard">
      <style:text-properties officeooo:rsid="002f6a1f" officeooo:paragraph-rsid="002f6a1f"/>
    </style:style>
    <style:style style:name="P35" style:family="paragraph" style:parent-style-name="Standard">
      <style:text-properties fo:font-size="15pt" officeooo:rsid="003018a7" officeooo:paragraph-rsid="003018a7" style:font-size-asian="15pt" style:font-size-complex="15pt"/>
    </style:style>
    <style:style style:name="P36" style:family="paragraph" style:parent-style-name="Standard">
      <style:text-properties officeooo:rsid="0035bd85" officeooo:paragraph-rsid="0035bd85"/>
    </style:style>
    <style:style style:name="P37" style:family="paragraph" style:parent-style-name="Standard">
      <style:text-properties officeooo:paragraph-rsid="00379f74"/>
    </style:style>
    <style:style style:name="P38" style:family="paragraph" style:parent-style-name="Standard">
      <style:text-properties officeooo:paragraph-rsid="00398c84"/>
    </style:style>
    <style:style style:name="P39" style:family="paragraph" style:parent-style-name="Standard">
      <style:text-properties officeooo:paragraph-rsid="0044cfa1"/>
    </style:style>
    <style:style style:name="P40" style:family="paragraph" style:parent-style-name="Standard">
      <style:text-properties officeooo:paragraph-rsid="0055d08d"/>
    </style:style>
    <style:style style:name="P41" style:family="paragraph" style:parent-style-name="Standard">
      <style:text-properties fo:color="#cc0000" fo:font-size="12pt" officeooo:rsid="0055d08d" officeooo:paragraph-rsid="0055d08d" style:font-size-asian="12pt" style:font-size-complex="12pt"/>
    </style:style>
    <style:style style:name="P42" style:family="paragraph" style:parent-style-name="Standard">
      <style:text-properties officeooo:paragraph-rsid="005e2218"/>
    </style:style>
    <style:style style:name="P43" style:family="paragraph" style:parent-style-name="Standard">
      <style:text-properties fo:font-size="12pt" officeooo:rsid="0030f8be" officeooo:paragraph-rsid="00636de0" style:font-size-asian="12pt" style:font-size-complex="12pt"/>
    </style:style>
    <style:style style:name="P44" style:family="paragraph" style:parent-style-name="Standard">
      <style:text-properties style:font-name="Liberation Mono" fo:font-size="10pt" officeooo:rsid="002b54ab" officeooo:paragraph-rsid="00649128" style:font-name-asian="Droid Sans Fallback1" style:font-size-asian="10pt" style:font-name-complex="Liberation Mono" style:font-size-complex="10pt"/>
    </style:style>
    <style:style style:name="T1" style:family="text">
      <style:text-properties officeooo:rsid="00075957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75957" style:font-size-asian="14pt" style:font-size-complex="14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075957" style:font-size-asian="15pt" style:font-size-complex="15pt"/>
    </style:style>
    <style:style style:name="T6" style:family="text">
      <style:text-properties fo:font-size="15pt" officeooo:rsid="000d561e" style:font-size-asian="15pt" style:font-size-complex="15pt"/>
    </style:style>
    <style:style style:name="T7" style:family="text">
      <style:text-properties fo:font-size="15pt" officeooo:rsid="00110a07" style:font-size-asian="15pt" style:font-size-complex="15pt"/>
    </style:style>
    <style:style style:name="T8" style:family="text">
      <style:text-properties fo:font-size="15pt" officeooo:rsid="00139ee9" style:font-size-asian="15pt" style:font-size-complex="15pt"/>
    </style:style>
    <style:style style:name="T9" style:family="text">
      <style:text-properties fo:font-size="15pt" officeooo:rsid="001aae90" style:font-size-asian="15pt" style:font-size-complex="15pt"/>
    </style:style>
    <style:style style:name="T10" style:family="text">
      <style:text-properties fo:font-size="12pt" officeooo:rsid="00075957" style:font-size-asian="12pt" style:font-size-complex="12pt"/>
    </style:style>
    <style:style style:name="T11" style:family="text">
      <style:text-properties fo:font-size="12pt" officeooo:rsid="00110a07" style:font-size-asian="12pt" style:font-size-complex="12pt"/>
    </style:style>
    <style:style style:name="T12" style:family="text">
      <style:text-properties fo:font-size="12pt" officeooo:rsid="00139ee9" style:font-size-asian="12pt" style:font-size-complex="12pt"/>
    </style:style>
    <style:style style:name="T13" style:family="text">
      <style:text-properties fo:font-size="12pt" officeooo:rsid="001aae90" style:font-size-asian="12pt" style:font-size-complex="12pt"/>
    </style:style>
    <style:style style:name="T14" style:family="text">
      <style:text-properties fo:font-size="12pt" officeooo:rsid="001ea735" style:font-size-asian="12pt" style:font-size-complex="12pt"/>
    </style:style>
    <style:style style:name="T15" style:family="text">
      <style:text-properties fo:font-size="12pt" officeooo:rsid="00203ae7" style:font-size-asian="12pt" style:font-size-complex="12pt"/>
    </style:style>
    <style:style style:name="T16" style:family="text">
      <style:text-properties fo:font-size="12pt" officeooo:rsid="001ff2fd" style:font-size-asian="12pt" style:font-size-complex="12pt"/>
    </style:style>
    <style:style style:name="T17" style:family="text">
      <style:text-properties fo:font-size="12pt" officeooo:rsid="002068a8" style:font-size-asian="12pt" style:font-size-complex="12pt"/>
    </style:style>
    <style:style style:name="T18" style:family="text">
      <style:text-properties fo:font-size="12pt" officeooo:rsid="002f6a1f" style:font-size-asian="12pt" style:font-size-complex="12pt"/>
    </style:style>
    <style:style style:name="T19" style:family="text">
      <style:text-properties fo:font-size="12pt" officeooo:rsid="0044cfa1" style:font-size-asian="12pt" style:font-size-complex="12pt"/>
    </style:style>
    <style:style style:name="T20" style:family="text">
      <style:text-properties fo:font-size="12pt" officeooo:rsid="0055d08d" style:font-size-asian="12pt" style:font-size-complex="12pt"/>
    </style:style>
    <style:style style:name="T21" style:family="text">
      <style:text-properties officeooo:rsid="001ea735"/>
    </style:style>
    <style:style style:name="T22" style:family="text">
      <style:text-properties officeooo:rsid="001ff2fd"/>
    </style:style>
    <style:style style:name="T23" style:family="text">
      <style:text-properties officeooo:rsid="002068a8"/>
    </style:style>
    <style:style style:name="T24" style:family="text">
      <style:text-properties fo:color="#800000" fo:font-size="12pt" officeooo:rsid="001ff2fd" style:font-size-asian="12pt" style:font-size-complex="12pt"/>
    </style:style>
    <style:style style:name="T25" style:family="text">
      <style:text-properties fo:color="#800000" fo:font-size="12pt" officeooo:rsid="002068a8" style:font-size-asian="12pt" style:font-size-complex="12pt"/>
    </style:style>
    <style:style style:name="T26" style:family="text">
      <style:text-properties fo:color="#ff0000"/>
    </style:style>
    <style:style style:name="T27" style:family="text">
      <style:text-properties fo:color="#ff0000" fo:font-size="12pt" officeooo:rsid="002f6a1f" style:font-size-asian="12pt" style:font-size-complex="12pt"/>
    </style:style>
    <style:style style:name="T28" style:family="text">
      <style:text-properties fo:color="#ff0000" fo:font-size="12pt" officeooo:rsid="001ea735" style:font-size-asian="12pt" style:font-size-complex="12pt"/>
    </style:style>
    <style:style style:name="T29" style:family="text">
      <style:text-properties fo:color="#ff0000" fo:font-size="15pt" style:font-size-asian="15pt" style:font-size-complex="15pt"/>
    </style:style>
    <style:style style:name="T30" style:family="text">
      <style:text-properties fo:color="#ff0000" fo:font-size="14pt" style:font-size-asian="14pt" style:font-size-complex="14pt"/>
    </style:style>
    <style:style style:name="T31" style:family="text">
      <style:text-properties fo:color="#ff0000" officeooo:rsid="001ea735"/>
    </style:style>
    <style:style style:name="T32" style:family="text">
      <style:text-properties fo:color="#ff0000" officeooo:rsid="00597584"/>
    </style:style>
    <style:style style:name="T33" style:family="text">
      <style:text-properties fo:color="#0000ff"/>
    </style:style>
    <style:style style:name="T34" style:family="text">
      <style:text-properties fo:color="#0000ff" fo:font-size="12pt" officeooo:rsid="0035bd85" style:font-size-asian="12pt" style:font-size-complex="12pt"/>
    </style:style>
    <style:style style:name="T35" style:family="text">
      <style:text-properties fo:color="#0000ff" officeooo:rsid="0035bd85"/>
    </style:style>
    <style:style style:name="T36" style:family="text">
      <style:text-properties fo:color="#0000ff" officeooo:rsid="00597584"/>
    </style:style>
    <style:style style:name="T37" style:family="text">
      <style:text-properties fo:color="#0000ff" officeooo:rsid="005e2218"/>
    </style:style>
    <style:style style:name="T38" style:family="text">
      <style:text-properties fo:color="#0000ff" officeooo:rsid="005e2a2f"/>
    </style:style>
    <style:style style:name="T39" style:family="text">
      <style:text-properties fo:color="#0066ff"/>
    </style:style>
    <style:style style:name="T40" style:family="text">
      <style:text-properties fo:color="#cc0000"/>
    </style:style>
    <style:style style:name="T41" style:family="text">
      <style:text-properties fo:color="#cc0000" fo:font-size="12pt" officeooo:rsid="0044cfa1" style:font-size-asian="12pt" style:font-size-complex="12pt"/>
    </style:style>
    <style:style style:name="T42" style:family="text">
      <style:text-properties fo:color="#cc0000" fo:font-size="12pt" officeooo:rsid="0055d08d" style:font-size-asian="12pt" style:font-size-complex="12pt"/>
    </style:style>
    <style:style style:name="T43" style:family="text">
      <style:text-properties officeooo:rsid="00597584"/>
    </style:style>
    <style:style style:name="T44" style:family="text">
      <style:text-properties style:use-window-font-color="true" style:font-name="Liberation Mono" fo:font-size="10pt" officeooo:rsid="002efe6d" fo:background-color="transparent" loext:char-shading-value="0" style:font-name-asian="Droid Sans Fallback1" style:font-size-asian="10pt" style:font-name-complex="Liberation Mono" style:font-size-complex="10pt"/>
    </style:style>
    <style:style style:name="T45" style:family="text">
      <style:text-properties style:use-window-font-color="true" style:font-name="Liberation Mono" fo:font-size="10pt" officeooo:rsid="0055688c" fo:background-color="transparent" loext:char-shading-value="0" style:font-name-asian="Droid Sans Fallback1" style:font-size-asian="10pt" style:font-name-complex="Liberation Mono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iFi toggled on流程分析</text:h>
      <text:p text:style-name="P1"><text:span text:style-name="Emphasis">/WifiEnabler.java <text:s text:c="8"/></text:span><text:span text:style-name="Emphasis"><text:span text:style-name="T2"><text:s/></text:span></text:span><text:span text:style-name="Emphasis"><text:span text:style-name="T3">onSwitchChanged</text:span></text:span></text:p>
      <text:p text:style-name="P1"><text:span text:style-name="Emphasis"><text:span text:style-name="T1"><text:s/>public void onSwitchChanged(Switch switchView, boolean isChecked) {</text:span></text:span></text:p>
      <text:p text:style-name="P1"/>
      <text:p text:style-name="P1"><text:span text:style-name="Emphasis"><text:span text:style-name="T1"><text:s text:c="8"/>if (!</text:span></text:span><text:span text:style-name="Emphasis"><text:span text:style-name="T5">mWifiManager.setWifiEnabled(isChecked)</text:span></text:span><text:span text:style-name="Emphasis"><text:span text:style-name="T1">) {</text:span></text:span></text:p>
      <text:p text:style-name="P1"><text:span text:style-name="Emphasis"><text:span text:style-name="T1"><text:s text:c="11"/>mWifiManager.setWifiEnabled(isChecked)==true");</text:span></text:span></text:p>
      <text:p text:style-name="P1"><text:span text:style-name="Emphasis"><text:span text:style-name="T1"><text:s text:c="12"/>mSwitchBar.setEnabled(true);</text:span></text:span></text:p>
      <text:p text:style-name="P1"><text:span text:style-name="Emphasis"><text:span text:style-name="T1"><text:s text:c="12"/>Toast.makeText(mContext, R.string.wifi_error, Toast.LENGTH_SHORT).show();</text:span></text:span></text:p>
      <text:p text:style-name="P1"><text:span text:style-name="Emphasis"><text:span text:style-name="T1"><text:s text:c="8"/>}</text:span></text:span></text:p>
      <text:p text:style-name="P1"><text:span text:style-name="Emphasis"><text:span text:style-name="T1">}</text:span></text:span></text:p>
      <text:p text:style-name="P2">/WifiManager<text:span text:style-name="Emphasis">.java</text:span> <text:span text:style-name="Emphasis"><text:s text:c="7"/></text:span><text:span text:style-name="Emphasis"><text:span text:style-name="T5">setWifiEnabled</text:span></text:span></text:p>
      <text:p text:style-name="P2"/>
      <text:p text:style-name="P4"><text:span text:style-name="Emphasis"><text:span text:style-name="T6"><text:s text:c="3"/>IWifiManager mService;</text:span></text:span></text:p>
      <text:p text:style-name="P3"><text:span text:style-name="Emphasis"><text:span text:style-name="T10"><text:s text:c="4"/>public boolean setWifiEnabled(boolean enabled) {</text:span></text:span></text:p>
      <text:p text:style-name="P3"><text:span text:style-name="Emphasis"><text:span text:style-name="T10"><text:tab/></text:span></text:span></text:p>
      <text:p text:style-name="P3"><text:span text:style-name="Emphasis"><text:span text:style-name="T10"><text:s text:c="8"/>if (mAppOps.noteOp(AppOpsManager.OP_WIFI_CHANGE) !=</text:span></text:span></text:p>
      <text:p text:style-name="P3"><text:span text:style-name="Emphasis"><text:span text:style-name="T10"><text:s text:c="16"/>AppOpsManager.MODE_ALLOWED)</text:span></text:span></text:p>
      <text:p text:style-name="P3"><text:span text:style-name="Emphasis"><text:span text:style-name="T10"><text:s text:c="12"/>return false;</text:span></text:span></text:p>
      <text:p text:style-name="P3"><text:span text:style-name="Emphasis"><text:span text:style-name="T10"><text:s text:c="8"/>try {</text:span></text:span></text:p>
      <text:p text:style-name="P3"><text:span text:style-name="Emphasis"><text:span text:style-name="T10"><text:tab/><text:tab/><text:tab/>Log.e(TAG, "now we are in setWifiEnable. <text:s/>WifiManager,,try");</text:span></text:span></text:p>
      <text:p text:style-name="P3"><text:span text:style-name="Emphasis"><text:span text:style-name="T10"><text:s text:c="12"/>return </text:span></text:span><text:span text:style-name="Emphasis"><text:span text:style-name="T5">mService.setWifiEnabled</text:span></text:span><text:span text:style-name="Emphasis"><text:span text:style-name="T10">(enabled);</text:span></text:span></text:p>
      <text:p text:style-name="P3"><text:span text:style-name="Emphasis"><text:span text:style-name="T10"><text:s text:c="8"/>} catch (RemoteException e) {</text:span></text:span></text:p>
      <text:p text:style-name="P3"><text:span text:style-name="Emphasis"><text:span text:style-name="T10"><text:s text:c="8"/><text:tab/><text:tab/>Log.e(TAG, "now we are in setWifiEnable. <text:s/>WifiManager,,try,catch");</text:span></text:span></text:p>
      <text:p text:style-name="P3"><text:span text:style-name="Emphasis"><text:span text:style-name="T10"><text:s text:c="12"/>return false;</text:span></text:span></text:p>
      <text:p text:style-name="P3"><text:span text:style-name="Emphasis"><text:span text:style-name="T10"><text:s text:c="8"/>}</text:span></text:span></text:p>
      <text:p text:style-name="P3"><text:span text:style-name="Emphasis"><text:span text:style-name="T10"><text:s text:c="4"/>}</text:span></text:span></text:p>
      <text:p text:style-name="P5"><text:span text:style-name="Emphasis">/WifiServiceImpl.java</text:span><text:span text:style-name="Emphasis"><text:span text:style-name="T10"> <text:s text:c="6"/></text:span></text:span><text:span text:style-name="Emphasis"><text:span text:style-name="T5">setWifiEnabled</text:span></text:span></text:p>
      <text:p text:style-name="P6"><text:span text:style-name="Emphasis"><text:span text:style-name="T11">public synchronized boolean setWifiEnabled(boolean enable) {</text:span></text:span></text:p>
      <text:p text:style-name="P6"><text:span text:style-name="Emphasis"><text:span text:style-name="T11"><text:s text:c="8"/>enforceChangePermission();</text:span></text:span></text:p>
      <text:p text:style-name="P6"><text:span text:style-name="Emphasis"><text:span text:style-name="T11"><text:s text:c="8"/>long ident = Binder.clearCallingIdentity();</text:span></text:span></text:p>
      <text:p text:style-name="P6"><text:span text:style-name="Emphasis"><text:span text:style-name="T11"><text:s text:c="8"/>try {</text:span></text:span></text:p>
      <text:p text:style-name="P6"><text:span text:style-name="Emphasis"><text:span text:style-name="T11"><text:s text:c="12"/>if (! mSettingsStore.handleWifiToggled(enable)) {</text:span></text:span></text:p>
      <text:p text:style-name="P6"><text:span text:style-name="Emphasis"><text:span text:style-name="T11"><text:s text:c="16"/>return true;</text:span></text:span></text:p>
      <text:p text:style-name="P6"><text:span text:style-name="Emphasis"><text:span text:style-name="T11"><text:s text:c="12"/>}</text:span></text:span></text:p>
      <text:p text:style-name="P6"><text:span text:style-name="Emphasis"><text:span text:style-name="T11"><text:s text:c="8"/>} finally { <text:s text:c="7"/><text:tab/></text:span></text:span></text:p>
      <text:p text:style-name="P6"><text:span text:style-name="Emphasis"><text:span text:style-name="T11"><text:s text:c="12"/>Binder.restoreCallingIdentity(ident);</text:span></text:span></text:p>
      <text:p text:style-name="P6"><text:span text:style-name="Emphasis"><text:span text:style-name="T11"><text:s text:c="8"/>}</text:span></text:span></text:p>
      <text:p text:style-name="P6"><text:span text:style-name="Emphasis"><text:span text:style-name="T11"><text:s text:c="8"/>if (!mIsControllerStarted) { <text:s text:c="11"/></text:span></text:span></text:p>
      <text:p text:style-name="P6"><text:span text:style-name="Emphasis"><text:span text:style-name="T11"><text:s text:c="12"/>return false;</text:span></text:span></text:p>
      <text:p text:style-name="P6"><text:span text:style-name="Emphasis"><text:span text:style-name="T11"><text:s text:c="8"/>}</text:span></text:span></text:p>
      <text:p text:style-name="P6"><text:span text:style-name="Emphasis"><text:span text:style-name="T11"><text:s text:c="8"/></text:span></text:span><text:span text:style-name="Emphasis"><text:span text:style-name="T7">mWifiController.sendMessage(CMD_WIFI_TOGGLED);</text:span></text:span></text:p>
      <text:p text:style-name="P6"><text:span text:style-name="Emphasis"><text:span text:style-name="T11"><text:s text:c="8"/>return true;</text:span></text:span></text:p>
      <text:p text:style-name="P6"><text:span text:style-name="Emphasis"><text:span text:style-name="T11"><text:s text:c="4"/>}</text:span></text:span></text:p>
      <text:p text:style-name="P6">当前 WifiController 处于 <text:span text:style-name="T2">ApStaDisabledState : </text:span></text:p>
      <text:p text:style-name="P23"><text:soft-page-break/><text:span text:style-name="Emphasis"><text:span text:style-name="T12"><text:s text:c="8"/>if (isScanningAlwaysAvailable) {</text:span></text:span></text:p>
      <text:p text:style-name="P23"><text:span text:style-name="Emphasis"><text:span text:style-name="T12"><text:s text:c="12"/>setInitialState(mStaDisabledWithScanState);<text:tab/><text:tab/><text:tab/></text:span></text:span></text:p>
      <text:p text:style-name="P23"><text:span text:style-name="Emphasis"><text:span text:style-name="T12"><text:s text:c="8"/>} else {</text:span></text:span></text:p>
      <text:p text:style-name="P23"><text:span text:style-name="Emphasis"><text:span text:style-name="T12"><text:s text:c="12"/></text:span></text:span><text:span text:style-name="Emphasis"><text:span text:style-name="T8">setInitialState(mApStaDisabledState);<text:tab/></text:span></text:span><text:span text:style-name="Emphasis"><text:span text:style-name="T12"><text:tab/><text:tab/></text:span></text:span></text:p>
      <text:p text:style-name="P23"><text:span text:style-name="Emphasis"><text:span text:style-name="T12"><text:s text:c="8"/>}</text:span></text:span></text:p>
      <text:p text:style-name="P23"/>
      <text:p text:style-name="P24">WifiController的ApStaDisabledState来处理<text:span text:style-name="Emphasis"><text:span text:style-name="T12"> </text:span></text:span><text:span text:style-name="Emphasis"><text:span text:style-name="T7">CMD_WIFI_TOGGLED</text:span></text:span></text:p>
      <text:p text:style-name="P24"/>
      <text:p text:style-name="P25"><text:span text:style-name="Emphasis"><text:span text:style-name="T13">public boolean processMessage(Message msg) { <text:s text:c="7"/><text:tab/></text:span></text:span></text:p>
      <text:p text:style-name="P25"><text:span text:style-name="Emphasis"><text:span text:style-name="T13"><text:s text:c="12"/>switch (msg.what) {</text:span></text:span></text:p>
      <text:p text:style-name="P25"><text:span text:style-name="Emphasis"><text:span text:style-name="T13"><text:s text:c="16"/>case </text:span></text:span><text:span text:style-name="Emphasis"><text:span text:style-name="T9">CMD_WIFI_TOGGLED:</text:span></text:span></text:p>
      <text:p text:style-name="P25"><text:span text:style-name="Emphasis"><text:span text:style-name="T13"><text:s text:c="16"/>case CMD_AIRPLANE_TOGGLED:</text:span></text:span></text:p>
      <text:p text:style-name="P25"><text:span text:style-name="Emphasis"><text:span text:style-name="T13"><text:s text:c="20"/>if (mSettingsStore.isWifiToggleEnabled()) {</text:span></text:span></text:p>
      <text:p text:style-name="P25"><text:span text:style-name="Emphasis"><text:span text:style-name="T13"><text:s text:c="24"/>if (doDeferEnable(msg)) {</text:span></text:span></text:p>
      <text:p text:style-name="P25"><text:span text:style-name="Emphasis"><text:span text:style-name="T13"><text:s text:c="28"/>if (mHaveDeferredEnable) { <text:s text:c="27"/></text:span></text:span></text:p>
      <text:p text:style-name="P25"><text:span text:style-name="Emphasis"><text:span text:style-name="T13"><text:s text:c="32"/>mDeferredEnableSerialNumber++;</text:span></text:span></text:p>
      <text:p text:style-name="P25"><text:span text:style-name="Emphasis"><text:span text:style-name="T13"><text:s text:c="28"/>}</text:span></text:span></text:p>
      <text:p text:style-name="P25"><text:span text:style-name="Emphasis"><text:span text:style-name="T13"><text:s text:c="28"/>mHaveDeferredEnable = !mHaveDeferredEnable;</text:span></text:span></text:p>
      <text:p text:style-name="P25"><text:span text:style-name="Emphasis"><text:span text:style-name="T13"><text:s text:c="28"/>break;</text:span></text:span></text:p>
      <text:p text:style-name="P25"><text:span text:style-name="Emphasis"><text:span text:style-name="T13"><text:s text:c="24"/>}</text:span></text:span></text:p>
      <text:p text:style-name="P25"><text:span text:style-name="Emphasis"><text:span text:style-name="T13"><text:s text:c="24"/>if (mDeviceIdle == false) {</text:span></text:span></text:p>
      <text:p text:style-name="P25"><text:span text:style-name="Emphasis"><text:span text:style-name="T13"><text:s text:c="27"/></text:span></text:span><text:span text:style-name="Emphasis"><text:span text:style-name="T9"><text:s/>transitionTo(mDeviceActiveState);</text:span></text:span></text:p>
      <text:p text:style-name="P25"><text:span text:style-name="Emphasis"><text:span text:style-name="T13"><text:s text:c="24"/>} else {</text:span></text:span></text:p>
      <text:p text:style-name="P25"><text:span text:style-name="Emphasis"><text:span text:style-name="T13"><text:s text:c="28"/>checkLocksAndTransitionWhenDeviceIdle();</text:span></text:span></text:p>
      <text:p text:style-name="P25"><text:span text:style-name="Emphasis"><text:span text:style-name="T13"><text:s text:c="24"/>}</text:span></text:span></text:p>
      <text:p text:style-name="P25"><text:span text:style-name="Emphasis"><text:span text:style-name="T13"><text:s text:c="20"/>} else if (mSettingsStore.isScanAlwaysAvailable()) {</text:span></text:span></text:p>
      <text:p text:style-name="P25"><text:span text:style-name="Emphasis"><text:span text:style-name="T13"><text:s text:c="24"/>transitionTo(mStaDisabledWithScanState);</text:span></text:span></text:p>
      <text:p text:style-name="P25"><text:span text:style-name="Emphasis"><text:span text:style-name="T13"><text:s text:c="20"/>}</text:span></text:span></text:p>
      <text:p text:style-name="P25"><text:span text:style-name="Emphasis"><text:span text:style-name="T13"><text:s text:c="20"/>break; <text:s text:c="15"/></text:span></text:span></text:p>
      <text:p text:style-name="P25"><text:span text:style-name="Emphasis"><text:span text:style-name="T13"><text:s text:c="16"/>default:</text:span></text:span></text:p>
      <text:p text:style-name="P25"><text:span text:style-name="Emphasis"><text:span text:style-name="T13"><text:s text:c="20"/>return NOT_HANDLED;</text:span></text:span></text:p>
      <text:p text:style-name="P25"><text:span text:style-name="Emphasis"><text:span text:style-name="T13"><text:s text:c="12"/>}</text:span></text:span></text:p>
      <text:p text:style-name="P25"><text:span text:style-name="Emphasis"><text:span text:style-name="T13"><text:s text:c="12"/>return HANDLED;</text:span></text:span></text:p>
      <text:p text:style-name="P25"><text:span text:style-name="Emphasis"><text:span text:style-name="T13"><text:s text:c="8"/>}</text:span></text:span></text:p>
      <text:p text:style-name="P25"/>
      <text:p text:style-name="P25"/>
      <text:p text:style-name="P27">addState(mDefaultState);</text:p>
      <text:p text:style-name="P27"><text:s text:c="12"/>addState(mApStaDisabledState, mDefaultState);</text:p>
      <text:p text:style-name="P27"><text:s text:c="12"/>addState(mStaEnabledState, mDefaultState);</text:p>
      <text:p text:style-name="P28"><text:tab/><text:tab/><text:span text:style-name="T23">addState(mDeviceActiveState, mStaEnabledState);</text:span></text:p>
      <text:p text:style-name="P27"/>
      <text:p text:style-name="P26"><text:span text:style-name="Emphasis"><text:span text:style-name="T14"><text:s text:c="26"/></text:span></text:span><text:span text:style-name="Emphasis"><text:span text:style-name="T15">m</text:span></text:span><text:span text:style-name="Emphasis"><text:span text:style-name="T14">DefaultState</text:span></text:span></text:p>
      <text:p text:style-name="P26"><text:span text:style-name="Emphasis"><text:span text:style-name="T14"><text:s text:c="26"/>/ <text:s text:c="18"/>\</text:span></text:span></text:p>
      <text:p text:style-name="P29"><text:span text:style-name="Emphasis"><text:span text:style-name="T16"><text:s text:c="2"/></text:span></text:span><text:span text:style-name="Emphasis"><text:span text:style-name="T24">mApStaDisabledState</text:span></text:span><text:span text:style-name="Emphasis"><text:span text:style-name="T14"> <text:s text:c="6"/></text:span></text:span><text:span text:style-name="Emphasis"><text:span text:style-name="T16">mStaEnabledState</text:span></text:span></text:p>
      <text:p text:style-name="P29"><text:span text:style-name="Emphasis"><text:span text:style-name="T16"><text:tab/><text:tab/><text:tab/><text:tab/> <text:s text:c="5"/></text:span></text:span><text:span text:style-name="Emphasis"><text:span text:style-name="T17">\</text:span></text:span></text:p>
      <text:p text:style-name="P30"><text:span text:style-name="Emphasis"><text:span text:style-name="T17"><text:tab/><text:tab/><text:tab/> <text:s text:c="8"/></text:span></text:span><text:span text:style-name="Emphasis"><text:span text:style-name="T25">mDeviceActiveState</text:span></text:span></text:p>
      <text:p text:style-name="P30"/>
      <text:p text:style-name="P31"><text:soft-page-break/>先调用到父状态<text:span text:style-name="Emphasis"><text:span text:style-name="T16">mStaEnabledState</text:span></text:span>的 enter(),在调用 DeviceActiveState 的 enter() </text:p>
      <text:p text:style-name="P32">class StaEnabledState extends State {</text:p>
      <text:p text:style-name="P32"><text:s text:c="8"/>@Override</text:p>
      <text:p text:style-name="P32"><text:s text:c="8"/>public void enter() { <text:s text:c="7"/><text:tab/></text:p>
      <text:p text:style-name="P32"><text:s text:c="11"/><text:span text:style-name="T4"><text:s/>mWifiStateMachine</text:span>.setSupplicantRunning(true);</text:p>
      <text:p text:style-name="P32"><text:s text:c="8"/>} <text:s text:c="6"/></text:p>
      <text:p text:style-name="P32"><text:s text:c="4"/>}</text:p>
      <text:p text:style-name="P32"/>
      <text:p text:style-name="P33"><text:s text:c="4"/>public void <text:span text:style-name="T4">setSupplicantRunning</text:span>(boolean enable) {</text:p>
      <text:p text:style-name="P33"><text:s text:c="8"/>if (enable) {</text:p>
      <text:p text:style-name="P33"><text:s text:c="11"/><text:span text:style-name="T4"><text:s/>sendMessage(CMD_START_SUPPLICANT);</text:span></text:p>
      <text:p text:style-name="P33"><text:s text:c="8"/>} else {</text:p>
      <text:p text:style-name="P33"><text:s text:c="12"/>sendMessage(CMD_STOP_SUPPLICANT);</text:p>
      <text:p text:style-name="P33"><text:s text:c="8"/>}</text:p>
      <text:p text:style-name="P33"><text:s text:c="4"/>}</text:p>
      <text:p text:style-name="P33"/>
      <text:p text:style-name="P33"/>
      <text:p text:style-name="P33">所以前 WifiStateMachine 处于初始状态 InitialState </text:p>
      <text:p text:style-name="P34">addState(mDefaultState);</text:p>
      <text:p text:style-name="P34"><text:s text:c="12"/>addState(mInitialState, mDefaultState);</text:p>
      <text:p text:style-name="P36">addState(mSupplicantStartingState, mDefaultState);</text:p>
      <text:p text:style-name="P36"/>
      <text:p text:style-name="P38"><text:span text:style-name="Emphasis"><text:span text:style-name="T14"><text:s text:c="27"/></text:span></text:span><text:span text:style-name="Emphasis"><text:span text:style-name="T18">mDefaultState</text:span></text:span></text:p>
      <text:p text:style-name="P37"><text:span text:style-name="Emphasis"><text:span text:style-name="T14"><text:s text:c="26"/>/ <text:s text:c="18"/>\</text:span></text:span></text:p>
      <text:p text:style-name="P38"><text:span text:style-name="Emphasis"><text:span text:style-name="T16"><text:s text:c="2"/><text:tab/></text:span></text:span><text:span text:style-name="Emphasis"><text:span text:style-name="T27">mInitialState</text:span></text:span><text:span text:style-name="Emphasis"><text:span text:style-name="T28"> </text:span></text:span><text:span text:style-name="Emphasis"><text:span text:style-name="T14"><text:s text:c="5"/></text:span></text:span><text:span text:style-name="Emphasis"><text:span text:style-name="T16"><text:s/></text:span></text:span><text:span text:style-name="Emphasis"><text:span text:style-name="T34">mSupplicantStartingState</text:span></text:span></text:p>
      <text:p text:style-name="P36"/>
      <text:p text:style-name="P35"><text:s/>setInitialState(mInitialState);</text:p>
      <text:p text:style-name="P7">class InitialState extends State {</text:p>
      <text:p text:style-name="P7"><text:s text:c="8"/>@Override</text:p>
      <text:p text:style-name="P7"><text:s text:c="8"/>public boolean processMessage(Message message) {</text:p>
      <text:p text:style-name="P7"><text:s text:c="12"/>logStateAndMessage(message, getClass().getSimpleName());</text:p>
      <text:p text:style-name="P7"><text:tab/><text:tab/><text:tab/>Log.e("wifistatemachine","WiFiStateMachine InitialState ,processMessage");</text:p>
      <text:p text:style-name="P7"><text:s text:c="12"/>switch (message.what) {</text:p>
      <text:p text:style-name="P43"><text:s text:c="16"/>case <text:span text:style-name="Emphasis"><text:span text:style-name="T44">transitionTo(mSupplicantStartingState);</text:span></text:span><text:span text:style-name="T26">:</text:span></text:p>
      <text:p text:style-name="P7"><text:s text:c="20"/>if (<text:span text:style-name="T26">mWifiNative.loadDriver()</text:span>) {</text:p>
      <text:p text:style-name="P7"><text:s text:c="24"/>try {</text:p>
      <text:p text:style-name="P7"><text:s text:c="28"/>mNwService.wifiFirmwareReload(mInterfaceName, "STA");</text:p>
      <text:p text:style-name="P7"><text:s text:c="24"/>} catch (Exception e) {</text:p>
      <text:p text:style-name="P7"><text:s text:c="28"/>loge("Failed to reload STA firmware " + e);</text:p>
      <text:p text:style-name="P7"><text:s text:c="28"/>// Continue</text:p>
      <text:p text:style-name="P7"><text:s text:c="24"/>}</text:p>
      <text:p text:style-name="P7"><text:s text:c="24"/>try {</text:p>
      <text:p text:style-name="P7"><text:s text:c="28"/>// A runtime crash can leave the interface up and</text:p>
      <text:p text:style-name="P7"><text:s text:c="28"/>// IP addresses configured, and this affects</text:p>
      <text:p text:style-name="P7"><text:s text:c="28"/>// connectivity when supplicant starts up.</text:p>
      <text:p text:style-name="P7"><text:s text:c="28"/>// Ensure interface is down and we have no IP</text:p>
      <text:p text:style-name="P7"><text:s text:c="28"/>// addresses before a supplicant start.</text:p>
      <text:p text:style-name="P7"><text:s text:c="28"/>mNwService.setInterfaceDown(mInterfaceName);</text:p>
      <text:p text:style-name="P7"><text:soft-page-break/><text:s text:c="28"/>mNwService.clearInterfaceAddresses(mInterfaceName);</text:p>
      <text:p text:style-name="P7"/>
      <text:p text:style-name="P7"><text:s text:c="28"/>// Set privacy extensions</text:p>
      <text:p text:style-name="P7"><text:s text:c="28"/>mNwService.setInterfaceIpv6PrivacyExtensions(mInterfaceName, true);</text:p>
      <text:p text:style-name="P7"/>
      <text:p text:style-name="P7"><text:s text:c="27"/>// IPv6 is enabled only as long as access point is connected since:</text:p>
      <text:p text:style-name="P7"><text:s text:c="27"/>// - IPv6 addresses and routes stick around after disconnection</text:p>
      <text:p text:style-name="P7"><text:s text:c="27"/>// - kernel is unaware when connected and fails to start IPv6 negotiation</text:p>
      <text:p text:style-name="P7"><text:s text:c="27"/>// - kernel can start autoconfiguration when 802.1x is not complete</text:p>
      <text:p text:style-name="P7"><text:s text:c="28"/>mNwService.disableIpv6(mInterfaceName);</text:p>
      <text:p text:style-name="P7"><text:s text:c="24"/>} catch (RemoteException re) {</text:p>
      <text:p text:style-name="P7"><text:s text:c="28"/>loge("Unable to change interface settings: " + re);</text:p>
      <text:p text:style-name="P7"><text:s text:c="24"/>} catch (IllegalStateException ie) {</text:p>
      <text:p text:style-name="P7"><text:s text:c="28"/>loge("Unable to change interface settings: " + ie);</text:p>
      <text:p text:style-name="P7"><text:s text:c="24"/>}</text:p>
      <text:p text:style-name="P7"><text:s text:c="23"/>/* Stop a running supplicant after a runtime restart</text:p>
      <text:p text:style-name="P7"><text:s text:c="24"/>* Avoids issues with drivers that do not handle interface down</text:p>
      <text:p text:style-name="P7"><text:s text:c="24"/>* on a running supplicant properly.</text:p>
      <text:p text:style-name="P7"><text:s text:c="24"/>*/</text:p>
      <text:p text:style-name="P7"><text:s text:c="24"/>mWifiMonitor.killSupplicant(mP2pSupported);</text:p>
      <text:p text:style-name="P7"><text:s text:c="24"/>if(<text:span text:style-name="T26">mWifiNative.startSupplicant(mP2pSupported)</text:span>) {</text:p>
      <text:p text:style-name="P7"><text:s text:c="28"/>setWifiState(WIFI_STATE_ENABLING);</text:p>
      <text:p text:style-name="P7"><text:s text:c="28"/>if (DBG) log("Supplicant start successful");</text:p>
      <text:p text:style-name="P7"><text:s text:c="28"/><text:span text:style-name="T26">mWifiMonitor.startMonitoring();</text:span></text:p>
      <text:p text:style-name="P7"><text:s text:c="28"/>transitionTo(mSupplicantStartingState);</text:p>
      <text:p text:style-name="P7"><text:s text:c="24"/>} else {</text:p>
      <text:p text:style-name="P7"><text:s text:c="28"/>loge("Failed to start supplicant!");</text:p>
      <text:p text:style-name="P7"><text:s text:c="24"/>}</text:p>
      <text:p text:style-name="P7"><text:s text:c="20"/>} else {</text:p>
      <text:p text:style-name="P7"><text:s text:c="24"/>loge("Failed to load driver");</text:p>
      <text:p text:style-name="P7"><text:s text:c="20"/>}</text:p>
      <text:p text:style-name="P7"><text:s text:c="20"/>break; <text:s text:c="7"/></text:p>
      <text:p text:style-name="P7"><text:s text:c="16"/>default:</text:p>
      <text:p text:style-name="P7"><text:s text:c="20"/>return NOT_HANDLED;</text:p>
      <text:p text:style-name="P7"><text:s text:c="12"/>}</text:p>
      <text:p text:style-name="P7"><text:s text:c="12"/>return HANDLED;</text:p>
      <text:p text:style-name="P7"><text:s text:c="8"/>}</text:p>
      <text:p text:style-name="P7"><text:s text:c="4"/>}</text:p>
      <text:p text:style-name="P7">WifiNative的loadDriver和startSupplicant两个函数去加载wifi driver和启动wpa_supplicant，当启动成功wpa_supplicant后，就会调用WifiMonitor的 startMonitoring去和wpa_supplicant建立socket连接，并不断的从wpa_supplicant收event。 wpa_supplicant是一个独立的运行程序它和应用程序之间通过socket来通信，主要存在两个socket连接，一个用来向wpa_supplicant发送命令，另一个是wpa_supplicant用来向应用程序通知event，应用程序在收到event后可以知道当前的连接状态来进行下一步动作。</text:p>
      <text:p text:style-name="P7"/>
      <text:p text:style-name="P7"/>
      <text:p text:style-name="P7"/>
      <text:p text:style-name="P7"><text:soft-page-break/>进入到<text:span text:style-name="T39">WifiMonitor.startMonitoring</text:span>这个函数看看：</text:p>
      <text:p text:style-name="P8"><text:s text:c="4"/>public void <text:span text:style-name="T26">startMonitoring() </text:span>{</text:p>
      <text:p text:style-name="P8"><text:s text:c="8"/><text:span text:style-name="T26">WifiMonitorSingleton.sInstance.startMonitoring</text:span>(mInterfaceName);</text:p>
      <text:p text:style-name="P8"><text:s text:c="4"/>}</text:p>
      <text:p text:style-name="P8"/>
      <text:p text:style-name="P9">public synchronized void <text:span text:style-name="T29">startMonitoring</text:span>(String iface) {</text:p>
      <text:p text:style-name="P9"><text:s text:c="12"/>WifiMonitor m = mIfaceMap.get(iface);</text:p>
      <text:p text:style-name="P9"><text:s text:c="12"/>if (m == null) {</text:p>
      <text:p text:style-name="P9"><text:s text:c="16"/>Log.e(TAG, "startMonitor called with unknown iface=" + iface);</text:p>
      <text:p text:style-name="P9"><text:s text:c="16"/>return;</text:p>
      <text:p text:style-name="P9"><text:s text:c="12"/>}</text:p>
      <text:p text:style-name="P9"/>
      <text:p text:style-name="P9"><text:s text:c="12"/>Log.d(TAG, "startMonitoring(" + iface + ") with mConnected = " + mConnected);</text:p>
      <text:p text:style-name="P9"/>
      <text:p text:style-name="P9"><text:s text:c="12"/>if (mConnected) {</text:p>
      <text:p text:style-name="P9"><text:s text:c="16"/>m.mMonitoring = true;</text:p>
      <text:p text:style-name="P9"><text:s text:c="16"/>m.mStateMachine.sendMessage(SUP_CONNECTION_EVENT);</text:p>
      <text:p text:style-name="P9"><text:s text:c="12"/>} else {</text:p>
      <text:p text:style-name="P9"><text:s text:c="16"/>if (DBG) Log.d(TAG, "connecting to supplicant");</text:p>
      <text:p text:style-name="P9"><text:s text:c="16"/>int connectTries = 0;</text:p>
      <text:p text:style-name="P9"><text:s text:c="16"/>while (true) {</text:p>
      <text:p text:style-name="P9"><text:s text:c="20"/>if (<text:span text:style-name="T30">mWifiNative.connectToSupplicant()</text:span>) {</text:p>
      <text:p text:style-name="P9"><text:s text:c="24"/>m.mMonitoring = true;</text:p>
      <text:p text:style-name="P9"><text:s text:c="24"/><text:span text:style-name="T26">m.mStateMachine.sendMessage(SUP_CONNECTION_EVENT);</text:span></text:p>
      <text:p text:style-name="P9"><text:s text:c="23"/><text:span text:style-name="T26"><text:s/>new MonitorThread(mWifiNative, this).start();</text:span></text:p>
      <text:p text:style-name="P9"><text:s text:c="24"/>mConnected = true;</text:p>
      <text:p text:style-name="P9"><text:s text:c="24"/>break;</text:p>
      <text:p text:style-name="P9"><text:s text:c="20"/>}</text:p>
      <text:p text:style-name="P9"><text:s text:c="20"/>if (connectTries++ &lt; 50) {</text:p>
      <text:p text:style-name="P9"><text:s text:c="24"/>try {</text:p>
      <text:p text:style-name="P9"><text:s text:c="28"/>Thread.sleep(100);</text:p>
      <text:p text:style-name="P9"><text:s text:c="24"/>} catch (InterruptedException ignore) {</text:p>
      <text:p text:style-name="P9"><text:s text:c="24"/>}</text:p>
      <text:p text:style-name="P9"><text:s text:c="20"/>} else {</text:p>
      <text:p text:style-name="P9"><text:s text:c="24"/>m.mStateMachine.sendMessage(SUP_DISCONNECTION_EVENT);</text:p>
      <text:p text:style-name="P9"><text:s text:c="24"/>Log.e(TAG, "startMonitoring(" + iface + ") failed!");</text:p>
      <text:p text:style-name="P9"><text:s text:c="24"/>break;</text:p>
      <text:p text:style-name="P9"><text:s text:c="20"/>}</text:p>
      <text:p text:style-name="P9"><text:s text:c="16"/>}</text:p>
      <text:p text:style-name="P9"><text:s text:c="12"/>}</text:p>
      <text:p text:style-name="P9"><text:s text:c="8"/>}</text:p>
      <text:p text:style-name="P39"><text:span text:style-name="T19">这个方法里面主要调用WifiNative的connectToSupplicant去和wpa_supplicant建立socket连接，然后给 WifiStateMachine发送一个</text:span><text:span text:style-name="T41">SUP_CONNECTION_EVENT</text:span><text:span text:style-name="T19">消息，最后新建一个MonitorThread运 行，MonitorThread就是一个循环，不断的从wpa_supplicant收event，然后进行解析，并dispatch到不同的函数去处理...</text:span>当<text:span text:style-name="T39">startMonitoring</text:span>结束后，WifiStateMachine就跳转到SupplicantStartingState</text:p>
      <text:p text:style-name="P10"><text:soft-page-break/></text:p>
      <text:p text:style-name="P10">接着调用 DeviceActiveState 的 enter() </text:p>
      <text:p text:style-name="P10"/>
      <text:p text:style-name="P13">class DeviceActiveState extends State {</text:p>
      <text:p text:style-name="P13"><text:s text:c="8"/>@Override</text:p>
      <text:p text:style-name="P13"><text:s text:c="8"/>public void enter() { <text:s text:c="7"/><text:tab/></text:p>
      <text:p text:style-name="P13"><text:s text:c="12"/>mWifiStateMachine.setOperationalMode(WifiStateMachine.CONNECT_MODE);</text:p>
      <text:p text:style-name="P13"><text:s text:c="12"/>mWifiStateMachine.setDriverStart(true);</text:p>
      <text:p text:style-name="P13"><text:s text:c="12"/>mWifiStateMachine.setHighPerfModeEnabled(false);</text:p>
      <text:p text:style-name="P13"><text:s text:c="8"/>}</text:p>
      <text:p text:style-name="P13">}</text:p>
      <text:p text:style-name="P13"/>
      <text:p text:style-name="P11">所以WifiStateMachine马上会收到 SET_OPERATIONAL_MODE和CMD_START_DRIVER消息，这两个消息都会被SupplicantStartingState延 迟处理,代碼如下</text:p>
      <text:p text:style-name="P12">目前WifiStateMachine狀態<text:span text:style-name="T43">爲SupplicantStartingState</text:span></text:p>
      <text:p text:style-name="P14">public boolean processMessage(Message message) {</text:p>
      <text:p text:style-name="P14"><text:s text:c="12"/>logStateAndMessage(message, getClass().getSimpleName());</text:p>
      <text:p text:style-name="P14"><text:tab/><text:tab/>Log.e("wifistatemachine","WiFiStateMachine SupplicantStartingState ,processMessage");</text:p>
      <text:p text:style-name="P14"/>
      <text:p text:style-name="P14"><text:s text:c="12"/>switch(message.what) { <text:s text:c="27"/></text:p>
      <text:p text:style-name="P14"><text:s text:c="16"/>case CMD_START_SUPPLICANT:</text:p>
      <text:p text:style-name="P14"><text:s text:c="16"/>case CMD_STOP_SUPPLICANT:</text:p>
      <text:p text:style-name="P14"><text:s text:c="16"/>case CMD_START_AP:</text:p>
      <text:p text:style-name="P14"><text:s text:c="16"/>case CMD_STOP_AP:</text:p>
      <text:p text:style-name="P14"><text:s text:c="16"/>case <text:span text:style-name="T40">CMD_START_DRIVER:</text:span></text:p>
      <text:p text:style-name="P14"><text:s text:c="16"/>case CMD_STOP_DRIVER:</text:p>
      <text:p text:style-name="P14"><text:s text:c="16"/>case <text:span text:style-name="T40">CMD_SET_OPERATIONAL_MODE:</text:span></text:p>
      <text:p text:style-name="P14"><text:s text:c="16"/>case CMD_SET_COUNTRY_CODE:</text:p>
      <text:p text:style-name="P14"><text:s text:c="16"/>case CMD_SET_FREQUENCY_BAND:</text:p>
      <text:p text:style-name="P14"><text:s text:c="16"/>case CMD_START_PACKET_FILTERING:</text:p>
      <text:p text:style-name="P14"><text:s text:c="16"/>case CMD_STOP_PACKET_FILTERING:</text:p>
      <text:p text:style-name="P14"><text:s text:c="20"/>messageHandlingStatus = MESSAGE_HANDLING_STATUS_DEFERRED;</text:p>
      <text:p text:style-name="P14"><text:s text:c="20"/><text:span text:style-name="T26">deferMessage(message);</text:span></text:p>
      <text:p text:style-name="P14"><text:s text:c="20"/>break;</text:p>
      <text:p text:style-name="P40"><text:span text:style-name="T20"><text:s text:c="15"/></text:span><text:span text:style-name="T42"><text:s/>default:<text:tab/><text:tab/><text:tab/>////</text:span><text:span text:style-name="T41">SET_HTGH_PERF_MODE,所以</text:span><text:span text:style-name="T42">由</text:span><text:span text:style-name="T33">DefaultState处理</text:span></text:p>
      <text:p text:style-name="P41"><text:s text:c="20"/>return NOT_HANDLED;</text:p>
      <text:p text:style-name="P14"><text:s text:c="12"/>}</text:p>
      <text:p text:style-name="P14"><text:s text:c="12"/>return HANDLED;</text:p>
      <text:p text:style-name="P14"><text:s text:c="8"/>}</text:p>
      <text:p text:style-name="P14"><text:s text:c="4"/>}</text:p>
      <text:p text:style-name="P11">接着SupplicantStartingState会收到<text:span text:style-name="T33"> SUP_CONNECTION_EVENT</text:span>，处理代码如下：</text:p>
      <text:p text:style-name="P16">public boolean processMessage(Message message) {</text:p>
      <text:p text:style-name="P17"><text:tab/>switch(message.what) {</text:p>
      <text:p text:style-name="P15"><text:tab/><text:tab/>case WifiMonitor.<text:span text:style-name="T33">SUP_CONNECTION_EVENT:</text:span></text:p>
      <text:p text:style-name="P15"><text:s text:c="19"/><text:tab/> if (DBG) log("Supplicant connection established");</text:p>
      <text:p text:style-name="P15"><text:s text:c="20"/><text:tab/>setWifiState(WIFI_STATE_ENABLED);</text:p>
      <text:p text:style-name="P15"><text:soft-page-break/><text:s text:c="20"/>mSupplicantRestartCount = 0;</text:p>
      <text:p text:style-name="P15"><text:s text:c="20"/>/* Reset the supplicant state to indicate the supplicant</text:p>
      <text:p text:style-name="P15"><text:s text:c="21"/>* state is not known at this time */</text:p>
      <text:p text:style-name="P15"><text:s text:c="20"/>mSupplicantStateTracker.sendMessage(CMD_RESET_SUPPLICANT_STATE);</text:p>
      <text:p text:style-name="P15"><text:s text:c="20"/>/* Initialize data structures */</text:p>
      <text:p text:style-name="P15"><text:s text:c="20"/>mLastBssid = null;</text:p>
      <text:p text:style-name="P15"><text:s text:c="20"/>mLastNetworkId = WifiConfiguration.INVALID_NETWORK_ID;</text:p>
      <text:p text:style-name="P15"><text:s text:c="20"/>mLastSignalLevel = -1;</text:p>
      <text:p text:style-name="P15"/>
      <text:p text:style-name="P15"><text:s text:c="20"/>mWifiInfo.setMacAddress(mWifiNative.getMacAddress());</text:p>
      <text:p text:style-name="P15"><text:s text:c="20"/>mWifiNative.enableSaveConfig();</text:p>
      <text:p text:style-name="P15"><text:s text:c="20"/>mWifiConfigStore.<text:span text:style-name="T33">loadAndEnableAllNetworks</text:span>();</text:p>
      <text:p text:style-name="P15"><text:s text:c="20"/>if (mContext.getResources().getBoolean(R.bool.wifi_autocon)</text:p>
      <text:p text:style-name="P15"><text:s text:c="24"/>&amp;&amp; !mWifiConfigStore.shouldAutoConnect()) {</text:p>
      <text:p text:style-name="P15"><text:s text:c="24"/>mWifiConfigStore.disableAllNetworks();</text:p>
      <text:p text:style-name="P15"><text:s text:c="20"/>}</text:p>
      <text:p text:style-name="P15"><text:s text:c="20"/>if (mWifiConfigStore.enableVerboseLogging &gt; 0) {</text:p>
      <text:p text:style-name="P15"><text:s text:c="24"/>enableVerboseLogging(mWifiConfigStore.enableVerboseLogging);</text:p>
      <text:p text:style-name="P15"><text:s text:c="20"/>}</text:p>
      <text:p text:style-name="P15"><text:s text:c="20"/>if (mWifiConfigStore.associatedPartialScanPeriodMilli &lt; 0) {</text:p>
      <text:p text:style-name="P15"><text:s text:c="24"/>mWifiConfigStore.associatedPartialScanPeriodMilli = 0;</text:p>
      <text:p text:style-name="P15"><text:s text:c="20"/>}</text:p>
      <text:p text:style-name="P15"><text:s text:c="20"/>initializeWpsDetails();</text:p>
      <text:p text:style-name="P15"/>
      <text:p text:style-name="P15"><text:s text:c="20"/>sendSupplicantConnectionChangedBroadcast(true);</text:p>
      <text:p text:style-name="P15"><text:s text:c="20"/><text:span text:style-name="T33">transitionTo(mDriverStartedState);</text:span></text:p>
      <text:p text:style-name="P15"><text:s text:c="20"/>break; <text:s text:c="3"/></text:p>
      <text:p text:style-name="P22"><text:tab/>}</text:p>
      <text:p text:style-name="P18">}</text:p>
      <text:p text:style-name="P18"/>
      <text:p text:style-name="P18">在SUP_CONNECTION_EVENT的处理流程中，主要是调用WifiConfigStore的 <text:span text:style-name="T33">loadAndEnableAllNetworks</text:span>函数来加载并enable用户之前连接过并保存的AP，然后会初始化一些Wps相关的信息，最后 transition到DriverStartedState上.</text:p>
      <text:p text:style-name="P42"><text:span text:style-name="Emphasis"><text:span text:style-name="T18"><text:tab/><text:tab/> <text:s/><text:tab/> <text:tab/>mDefaultState</text:span></text:span></text:p>
      <text:p text:style-name="P42"><text:span text:style-name="Emphasis"><text:span text:style-name="T14"><text:s text:c="26"/><text:tab/><text:tab/>/ <text:s text:c="18"/>\</text:span></text:span></text:p>
      <text:p text:style-name="P19"><text:span text:style-name="Emphasis"><text:span text:style-name="T22"><text:s text:c="2"/><text:tab/></text:span></text:span><text:span text:style-name="Emphasis"><text:span text:style-name="T32">SupplicantStartingState</text:span></text:span><text:span text:style-name="Emphasis"><text:span text:style-name="T31"> </text:span></text:span><text:span text:style-name="Emphasis"><text:span text:style-name="T21"><text:s text:c="6"/></text:span></text:span><text:span text:style-name="Emphasis"><text:span text:style-name="T35">m</text:span></text:span><text:span text:style-name="Emphasis"><text:span text:style-name="T36">SupplicantStart</text:span></text:span><text:span text:style-name="Emphasis"><text:span text:style-name="T37">ed</text:span></text:span><text:span text:style-name="Emphasis"><text:span text:style-name="T36">State</text:span></text:span></text:p>
      <text:p text:style-name="P19"><text:span text:style-name="Emphasis"><text:span text:style-name="T36"><text:tab/><text:tab/><text:tab/><text:tab/><text:tab/><text:tab/></text:span></text:span><text:span text:style-name="Emphasis"><text:span text:style-name="T38">\</text:span></text:span></text:p>
      <text:p text:style-name="P20"><text:span text:style-name="Emphasis"><text:span text:style-name="T38"><text:tab/><text:tab/><text:tab/><text:tab/><text:tab/></text:span></text:span><text:span text:style-name="Emphasis"><text:span text:style-name="T33">DriverStartedState</text:span></text:span></text:p>
      <text:p text:style-name="P21"/>
      <text:p text:style-name="P44"><text:span text:style-name="Emphasis"><text:span text:style-name="T45"/></text:span></text:p>
      <text:p text:style-name="P1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3:37:30.886745772</meta:creation-date>
    <dc:date>2016-10-14T14:58:02.288580772</dc:date>
    <meta:editing-duration>PT1H50M56S</meta:editing-duration>
    <meta:editing-cycles>109</meta:editing-cycles>
    <meta:generator>LibreOffice/4.2.8.2$Linux_X86_64 LibreOffice_project/420m0$Build-2</meta:generator>
    <meta:document-statistic meta:table-count="0" meta:image-count="0" meta:object-count="0" meta:page-count="7" meta:paragraph-count="276" meta:word-count="1129" meta:character-count="12832" meta:non-whitespace-character-count="8063"/>
  </office:meta>
</office:document-meta>
</file>